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_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1972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1972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1972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1972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Textpozn.podčarou" style:family="paragraph">
      <style:paragraph-properties fo:text-align="start"/>
    </style:style>
    <style:style style:name="T24" style:parent-style-name="Hypertextovýodkaz" style:family="text">
      <style:text-properties fo:font-size="9pt" style:font-size-asian="9pt"/>
    </style:style>
    <style:style style:name="T25" style:parent-style-name="Hypertextovýodkaz" style:family="text">
      <style:text-properties fo:font-size="9pt" style:font-size-asian="9pt"/>
    </style:style>
    <style:style style:name="P26" style:parent-style-name="Textpozn.podčarou" style:family="paragraph">
      <style:paragraph-properties fo:text-align="start"/>
    </style:style>
    <style:style style:name="T27" style:parent-style-name="Hypertextovýodkaz" style:family="text">
      <style:text-properties fo:font-size="9pt" style:font-size-asian="9pt"/>
    </style:style>
    <style:style style:name="P28" style:parent-style-name="Textpozn.podčarou" style:family="paragraph">
      <style:paragraph-properties fo:text-align="start"/>
    </style:style>
    <style:style style:name="T29" style:parent-style-name="Hypertextovýodkaz" style:family="text">
      <style:text-properties fo:font-size="9pt" style:font-size-asian="9pt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Textpozn.podčarou" style:family="paragraph">
      <style:paragraph-properties fo:text-align="start"/>
    </style:style>
    <style:style style:name="T32" style:parent-style-name="Hypertextovýodkaz" style:family="text">
      <style:text-properties fo:font-size="9pt" style:font-size-asian="9pt"/>
    </style:style>
    <style:style style:name="P33" style:parent-style-name="Textpozn.podčarou" style:family="paragraph">
      <style:paragraph-properties fo:text-align="start"/>
    </style:style>
    <style:style style:name="T34" style:parent-style-name="Hypertextovýodkaz" style:family="text">
      <style:text-properties fo:font-size="9pt" style:font-size-asian="9pt"/>
    </style:style>
    <style:style style:name="P35" style:parent-style-name="Textpozn.podčarou" style:family="paragraph">
      <style:paragraph-properties fo:text-align="start"/>
    </style:style>
    <style:style style:name="T36" style:parent-style-name="Hypertextovýodkaz" style:family="text">
      <style:text-properties fo:font-size="9pt" style:font-size-asian="9pt"/>
    </style:style>
    <style:style style:name="P37" style:parent-style-name="Seznam" style:family="paragraph">
      <style:paragraph-properties fo:line-height="103%" fo:margin-left="0.1972in" fo:text-indent="-0.1972in">
        <style:tab-stops/>
      </style:paragraph-properties>
    </style:style>
    <style:style style:name="P38" style:parent-style-name="Seznam" style:family="paragraph">
      <style:paragraph-properties fo:line-height="103%" fo:margin-left="0.1972in" fo:text-indent="-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9/2021<text:bookmark-end text:name="Text14"/></text:p>
            <text:p text:style-name="Normální">KVOP-12732/2021<text:bookmark-end text:name="Text2"/></text:p>
            <text:p text:style-name="Normální"><text:bookmark-start text:name="Text6"/>24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ý pan</text:p>
            <text:p text:style-name="Normální"><text:bookmark-end text:name="Text7"/>Bc. D. T.</text:p>
            <text:p text:style-name="Normální">ředitel</text:p>
            <text:p text:style-name="Normální">A, z. s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</text:h>
      <text:p text:style-name="Základnítext">Svou žádostí o poskytnutí informace podle zákona o svobodném přístupu k informacím dále žádáte zaslání odpovědí na tyto otázky:</text:p>
      <text:list text:style-name="LFO4_1" text:continue-numbering="true">
        <text:list-item>
          <text:p text:style-name="P18">Kolik případů vícenásobné diskriminace LGBTIQ Romů bylo v období 2014–2020 hlášeno veřejnému ochránci práv?<text:s/></text:p>
        </text:list-item>
        <text:list-item>
          <text:p text:style-name="P19">Jaké politiky, aktivity a další opatření uplatňujete v boji s protiromskými, rasistickými, homofobními a transfobními stereotypy a trestnou činností z nenávisti zaměřenou proti LGBTIQ Romům?<text:s/></text:p>
        </text:list-item>
        <text:list-item>
          <text:p text:style-name="P20">Jaká konkrétní opatření na podporu LGBTIQ Romů podniká Váš úřad v reakci na probíhající pandemii COVID-19?<text:s/></text:p>
        </text:list-item>
        <text:list-item>
          <text:p text:style-name="P21">Jaká další krátkodobá a střednědobá opatření a politiky týkající se LGBTIQ Romů se plánují do konce let 2021 a 2025?<text:s/></text:p>
        </text:list-item>
      </text:list>
      <text:p text:style-name="Základnítext">Ve smyslu ustanovení § 4 odst. 1 a § 4a zákona o svobodném přístupu k informacím, se poskytují tyto<text:s/><text:span text:style-name="T22">informace</text:span>:</text:p>
      <text:h text:style-name="Nadpis2" text:outline-level="2"><text:span text:style-name="Silné">K bodu 1</text:span></text:h>
      <text:p text:style-name="Základnítext">V letech 2014–2020 obdržel veřejný ochránce práv<text:s/><text:span text:style-name="Silné">dva podněty</text:span>, kde stěžovatel namítal diskriminaci z důvodu romského původu a sexuální orientace. Oba se týkaly oblasti vězeňství. Další podněty týkající se vícenásobné diskriminace LGBTIQ Romů neevidujeme.<text:s/></text:p>
      <text:h text:style-name="Nadpis2" text:outline-level="2"><text:span text:style-name="Silné">K bodu 2</text:span></text:h>
      <text:p text:style-name="Základnítext">Veřejný ochránce práv v souladu s ustanovením § 21b písm. a)<text:s/>zákona o veřejném ochránci práv poskytuje<text:s/><text:span text:style-name="Silné">metodickou pomoc obětem diskriminace</text:span>. Pokud se na něj obrátí osoba, jež namítá diskriminaci, vč. diskriminace motivované romským původem a sexuální orientací či pohlavní identifikací, jejím individuálním podnětem<text:s/>se v rámci své působnosti dále zabývá. Především posuzuje, zda mohlo skutečně dojít k diskriminaci, radí ohledně dalších možností obrany a v případě, kdy zjistí diskriminaci, může doporučit podat žalobu k soudu a ve spolupráci s Pro bono aliancí zprostředkovat oběti bezplatné právní zastoupení.<text:s/></text:p>
      <text:p text:style-name="Základnítext">V podrobnostech odkazuji na zveřejněné tematické informační letáky, jež jsou dostupné zde:<text:s/><text:a xlink:href="https://www.ochrance.cz/situace/diskriminace/" office:target-frame-name="_top" xlink:show="replace"><text:span text:style-name="Hypertextovýodkaz">https://www.ochrance.cz/situace/diskriminace/</text:span></text:a>. Dále na<text:s/>infografiku, jež blíže<text:s/><text:soft-page-break/>vysvětluje postup ochránce při vyřizování stížnosti na diskriminaci. Ta je dostupná zde:<text:s/><text:a xlink:href="https://test.ochrance.cz/uploads/RTEmagicC_2015_DIS_infografika-CZ-web_02.jpg.jpg" office:target-frame-name="_top" xlink:show="replace"><text:span text:style-name="Hypertextovýodkaz">https://test.ochrance.cz/uploads/RTEmagicC_20</text:span><text:span text:style-name="Hypertextovýodkaz">15_DIS_infografika-CZ-web_02.jpg.jpg</text:span></text:a>.<text:s/></text:p>
      <text:p text:style-name="Základnítext">Dle ustanovení § 21b písm. b) a c) ochránce za účelem přispívání k prosazování práva na rovné zacházení realizuje i některé systémové aktivity. Především provádí tematické<text:s/><text:span text:style-name="Silné">výzkumy</text:span><text:s/>a vyjadřuje se k některým projevům diskriminace ve společnosti v podobě obecných<text:s/><text:span text:style-name="Silné">doporučení</text:span>.<text:s/></text:p>
      <text:p text:style-name="Základnítext">V současné době neevidujeme žádné z těchto systémových aktivit, jimiž by se ochránce specificky věnoval vícečetné diskriminaci (a související stereotypizaci) LGBTIQ Romů. Realizoval však v minulosti<text:s/>několik aktivit, jimiž se zaměřil na některé otázky spojené s diskriminací Romů, a dále několik aktivit v oblasti diskriminace LGBTIQ lidí. V této souvislosti především odkazuji na následující aktuální zveřejněné materiály:<text:s/></text:p>
      <text:list text:style-name="LFO4" text:continue-numbering="true">
        <text:list-item>
          <text:p text:style-name="Seznam">Výzkum „<text:span text:style-name="Zdůraznění">Obecní bydlení z<text:s/></text:span><text:span text:style-name="Zdůraznění">pohledu práva na rovné zacházení a role obcí při řešení bytové nouze</text:span>“ z roku 2020<text:span text:style-name="Značkapozn.podčarou"><text:note text:note-class="footnote" text:id="_ftn0"><text:note-citation>1</text:note-citation><text:note-body><text:p text:style-name="P23"><text:s/>Dostupný zde:<text:s/><text:a xlink:href="https://www.ochrance.cz/uploads-import/ESO/69-2019-DIS-JMK-vyzkum_obecni_bydleni.pdf" office:target-frame-name="_top" xlink:show="replace"><text:span text:style-name="T24">https://www.ochrance.cz/uploads-import/ESO/69-2019-DIS-</text:span><text:span text:style-name="T25">JMK-vyzkum_obecni_bydleni.pdf</text:span></text:a><text:s/></text:p></text:note-body></text:note></text:span><text:s/></text:p>
        </text:list-item>
        <text:list-item>
          <text:p text:style-name="Seznam">Výzkum „<text:span text:style-name="Zdůraznění">Být LGBT+ v Česku. Zkušenosti LGBT+ lidí s předsudky, diskriminací, obtěžováním a násilím z nenávisti</text:span>“ z roku 2019<text:span text:style-name="Značkapozn.podčarou"><text:note text:note-class="footnote" text:id="_ftn1"><text:note-citation>2</text:note-citation><text:note-body><text:p text:style-name="P26"><text:s/>Dostupná zde:<text:s/><text:a xlink:href="https://test.ochrance.cz/fileadmin/user_upload/DISKRIMINACE/Vyzkum/Vyzkum-LGBT.pdf" office:target-frame-name="_top" xlink:show="replace"><text:span text:style-name="T27">https://test.ochrance.cz/fileadmin/user_upload/DISKRIMINACE/Vyzkum/Vyzkum-LGBT.pdf</text:span></text:a><text:s/></text:p></text:note-body></text:note></text:span><text:s/></text:p>
        </text:list-item>
        <text:list-item>
          <text:p text:style-name="Seznam">Doporučení ke společnému vzdělávání romských a neromských dětí z roku 2018<text:span text:style-name="Značkapozn.podčarou"><text:note text:note-class="footnote" text:id="_ftn2"><text:note-citation>3</text:note-citation><text:note-body><text:p text:style-name="P28"><text:s/>Dostupné zde:<text:s/><text:a xlink:href="https://www.ochrance.cz/uploads-import/ESO/86-2017-DIS-VB_Doporuceni_desegregace.pdf" office:target-frame-name="_top" xlink:show="replace"><text:span text:style-name="T29">https://www.ochrance.cz/uploads-import/ESO/86-2017-DIS-VB_Doporuceni_desegregace.pdf</text:span></text:a><text:s/></text:p></text:note-body></text:note></text:span></text:p>
        </text:list-item>
      </text:list>
      <text:p text:style-name="Základnítext">Co se týče<text:s/><text:span text:style-name="T30">trestné činnosti z nenávisti</text:span>, jak jsem již výše uvedl, veřejný ochránce práv není orgánem činným v trestním řízení a jeho působnost se na orgány činné v trestním řízení nevztahuje. Projevy nenávisti se tedy může zabývat toliko tehdy, je-li nenávistný projev zároveň projevem diskriminace, nikoli však v trestněprávní rovině. Doposud se ochránce specificky nezabýval nenávistnými projevy v souvislosti se skupinou LGBTIQ Romů.<text:s/></text:p>
      <text:p text:style-name="Základnítext">V podrobnostech odkazuji na zveřejněný tematický informační leták, jenž je dostupný zde:<text:s/><text:a xlink:href="https://www.ochrance.cz/letaky/nenavistne-projevy/nenavistne-projevy.pdf" office:target-frame-name="_top" xlink:show="replace"><text:span text:style-name="Hypertextovýodkaz">https://www.ochrance.cz/le</text:span><text:span text:style-name="Hypertextovýodkaz">taky/nenavistne-projevy/nenavistne-projevy.pdf</text:span></text:a>. V souvislosti s působností vyplývající z ustanovení § 21b písm. b) a c) se ochránce zabýval otázkou nenávistných projevů především v rámci dvou obecných veřejně dostupných materiálů:<text:s/></text:p>
      <text:list text:style-name="LFO4" text:continue-numbering="true">
        <text:list-item>
          <text:p text:style-name="Seznam">Výzkum „<text:span text:style-name="Zdůraznění">Nenávistné proje</text:span><text:span text:style-name="Zdůraznění">vy na internetu a rozhodování českých soudů</text:span>“ z roku 2020<text:span text:style-name="Značkapozn.podčarou"><text:note text:note-class="footnote" text:id="_ftn3"><text:note-citation>4</text:note-citation><text:note-body><text:p text:style-name="P31"><text:s/>Dostupný zde:<text:s/><text:a xlink:href="https://www.ochrance.cz/uploads-import/ESO/47-2019-DIS-PZ-Vyzkumna_zprava.pdf" office:target-frame-name="_top" xlink:show="replace"><text:span text:style-name="T32">https://www.ochrance.cz/uploads-import/ESO/47-2019-DIS-PZ-Vyzkumna_zprava.pdf</text:span></text:a><text:s/></text:p></text:note-body></text:note></text:span><text:s/></text:p>
        </text:list-item>
        <text:list-item>
          <text:p text:style-name="Seznam">Doporučení k nenávistným projevům na internetu z roku 2020<text:span text:style-name="Značkapozn.podčarou"><text:note text:note-class="footnote" text:id="_ftn4"><text:note-citation>5</text:note-citation><text:note-body><text:p text:style-name="P33"><text:s/>Dostupné zde:<text:s/><text:a xlink:href="https://ochrance.cz/fileadmin/user_upload/ESO/67-2018-DIS-JV-doporuceni.pdf" office:target-frame-name="_top" xlink:show="replace"><text:span text:style-name="T34">https://ochrance.cz/fileadmin/user_upload/ESO/67-2018-DIS-JV-doporuceni.pdf</text:span></text:a><text:s/></text:p></text:note-body></text:note></text:span></text:p>
        </text:list-item>
      </text:list>
      <text:p text:style-name="Základnítext">V neposlední řadě<text:s/>veřejný ochránce práv dle ustanovení § 21b písm. d)<text:s/><text:span text:style-name="Silné">udržuje kontakt s mezinárodními organizacemi, orgány a institucemi, jež se zabývají otázkami diskriminace, nenávisti či rasismu</text:span>. Mimo jiné jim i poskytuje některé<text:s/><text:span text:style-name="Silné">poznatky ze své praxe</text:span>. Problematiky diskriminace a nenávistných projevů, jimiž jsou častováni LGBTIQ lidé a Romové, se týká<text:s/><text:soft-page-break/>především obsáhlé Stanovisko veřejného ochránce práv k šestému monitorovacímu cyklu realizovanému Evropskou komisí proti rasismu a intoleranci (ECRI) z roku 2019.<text:span text:style-name="Značkapozn.podčarou"><text:note text:note-class="footnote" text:id="_ftn5"><text:note-citation>6</text:note-citation><text:note-body><text:p text:style-name="P35"><text:s/>Dostupné zde:<text:s/><text:a xlink:href="https://ochrance.cz/fileadmin/user_upload/ESO/52-2019-DIS-JMK_stanovisko.pdf" office:target-frame-name="_top" xlink:show="replace"><text:span text:style-name="T36">https://ochrance.cz/fileadmin/user_upload/ESO/52-2019-DIS-JMK_stanovisko.pdf</text:span></text:a><text:s/></text:p></text:note-body></text:note></text:span></text:p>
      <text:p text:style-name="Základnítext">Veřejný ochránce práv také disponuje některými<text:s/><text:span text:style-name="Silné">zvláštními oprávněními</text:span>. V souladu s ustanovením § 22 je tak ochránce oprávněn doporučit vydání, změnu nebo zrušení právního nebo vnitřního předpisu. Dále je neoficiálním, přesto pravidelným připomínkovým místem legislativních návrhů. V neposlední řadě je nadán některými zvláštními oprávněními ve vztahu k Ústavnímu soudu a jeho rozhodovací praxi. Pro více informací odkazuji na následující zveřejněné materiály:<text:s/><text:a xlink:href="https://test.ochrance.cz/zvlastni-opravneni/" office:target-frame-name="_top" xlink:show="replace"><text:span text:style-name="Hypertextovýodkaz">https://test.ochrance.cz/zvlastni-opravneni/</text:span></text:a>. Žádná z představených aktivit se však doposud specificky netýkala vícenásobné diskriminace LGBTIQ Romů.<text:s/></text:p>
      <text:p text:style-name="Základnítext">Důležité výstupy ze své činnosti ochránce dále zveřejňuje prostřednictvím svých webových stránek (<text:a xlink:href="https://www.ochrance.cz/" office:target-frame-name="_top" xlink:show="replace"><text:span text:style-name="Hypertextovýodkaz">https://www.ochrance.cz/</text:span></text:a>) a svá<text:s/>stanoviska vkládá do veřejně přístupné kompletní databáze vydaných stanovisek ochránce ESO (<text:a xlink:href="https://eso.ochrance.cz/" office:target-frame-name="_top" xlink:show="replace"><text:span text:style-name="Hypertextovýodkaz">https://eso.ochrance.cz/</text:span></text:a>). Zde lze vyhledávat dle konkrétních spisových značek, formy zjištění (typu dokumentu), oblastí<text:s/>práva, ale i dle tzv. hesla (vč. dotčených diskriminačních důvodů).<text:s/></text:p>
      <text:h text:style-name="Nadpis2" text:outline-level="2"><text:span text:style-name="Silné">K bodu 3</text:span></text:h>
      <text:p text:style-name="Základnítext">Dle interních evidencí veřejný ochránce práv dosud nevykonal žádnou aktivitu, jež by byla specificky zaměřená na podporu LGBTIQ Romů v reakci na probíhající pandemii onemocnění COVID-19. Přistoupil však ke dvěma aktivitám, jež se týkají opatření přijímaných v souvislosti s pandemií a mohou na předmětnou skupinu osob příznivě dopadat:<text:s/></text:p>
      <text:list text:style-name="LFO4" text:continue-numbering="true">
        <text:list-item>
          <text:p text:style-name="P37">Dne 19. listopadu 2020 ochránce zaslal dopis ministru vnitra, aby upozornil na to, že podmínky uzavírání registrovaných partnerství a sňatků v době nouzového stavu jsou nastaveny nerovně. Žádal jej také o zajištění nápravy. Dne 30. listopadu 2020 ministr vnitra ochránce informoval, že Ústřední krizový štáb zjištěné pochybení odstranil.<text:s/></text:p>
        </text:list-item>
        <text:list-item>
          <text:p text:style-name="P38">Dne 23. února<text:s/>2021<text:s/><text:span text:style-name="ZákladnítextChar">ochránce zaslal dopis předsedovi vlády, ministru zdravotnictví a ministru školství, mládeže a tělovýchovy, v záležitosti omezení osobní přítomnosti žáků ve školách. Mj. zdůraznil, že aktuálně nastavený systém může dopadat nepříznivě především na děti<text:s/></text:span><text:span text:style-name="ZákladnítextChar">ze sociálně znevýhodněného prostředí.</text:span></text:p>
        </text:list-item>
      </text:list>
      <text:p text:style-name="Základnítext">O dalších aktuálních aktivitách souvisejících s pandemií onemocnění COVID-19 ochránce pravidelně informuje prostřednictvím svých webových stránek, především v podobě tiskových zpráv (<text:a xlink:href="https://www.ochrance.cz/vystupy/tz/" office:target-frame-name="_top" xlink:show="replace"><text:span text:style-name="Hypertextovýodkaz">https://www.ochrance.cz/vystupy/tz/</text:span></text:a>), a dále prostřednictvím příspěvků na sociální síti Facebook (<text:a xlink:href="https://www.facebook.com/verejny.ochrance.prav" office:target-frame-name="_top" xlink:show="replace"><text:span text:style-name="Hypertextovýodkaz">https://www.facebook.com/verejny.ochrance.prav</text:span></text:a>).<text:s/></text:p>
      <text:h text:style-name="Nadpis2" text:outline-level="2">K bodu 4</text:h>
      <text:p text:style-name="Základnítext">V daném časovém výhledu veřejný ochránce práv momentálně neplánuje žádné systémové aktivity, jež by se specificky týkaly skupiny LGBTIQ Romů.<text:s/></text:p>
      <text:p text:style-name="Základnítext">Pokud ochránce v období mezi léty 2021–2025 obdrží nějaké individuální podněty osob, jež by namítaly vícenásobnou diskriminaci z důvodu romského původu a sexuální orientace či<text:s/><text:soft-page-break/>genderové identity, bude se jimi standardně zabývat tak, jak mu ukládá ustanovení § 21b písm. a) zákona o veřejném ochránci práv.<text:s/></text:p>
      <text:p text:style-name="Základnítext">S pozdravem<text:s/></text:p>
      <text:p text:style-name="podpis"/>
      <text:p text:style-name="podpis"/>
      <text:p text:style-name="podpis"/>
      <text:p text:style-name="podpis">JUDr. Pavel Pořízek, Ph.D. v. r.</text:p>
      <text:p text:style-name="podpis">vedoucí Kanceláře veřejného<text:s/>ochránce práv</text:p>
      <text:p text:style-name="podpis">(podepsáno elektronicky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4">
      <style:paragraph-properties fo:text-align="justify" fo:margin-top="0.0833in" fo:margin-bottom="0.0833in">
        <style:tab-stops>
          <style:tab-stop style:type="left" style:position="-0.6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5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4" style:display-name="LFO4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5" style:display-name="LFO5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_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2569in" svg:y="-0.04792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8Z34*</text:span></text:p>
        <text:p text:style-name="P12"><text:span text:style-name="T13">KVOPX00B8Z34</text:span>KVOPX00B8Z3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4-01T10:45:00Z</meta:creation-date>
    <dc:date>2021-06-10T11:13:00Z</dc:date>
    <meta:print-date>2016-06-27T07:08:00Z</meta:print-date>
    <meta:template xlink:href="KVOP_dopis%20vedoucího" xlink:type="simple"/>
    <meta:editing-cycles>5</meta:editing-cycles>
    <meta:editing-duration>PT180S</meta:editing-duration>
    <meta:user-defined meta:name="ContentTypeId">0x010100D3A71DC738674B4893D02C4CA0E22FAC</meta:user-defined>
    <meta:document-statistic meta:page-count="4" meta:paragraph-count="16" meta:word-count="1167" meta:character-count="8038" meta:row-count="57" meta:non-whitespace-character-count="6887"/>
  </office:meta>
</office:document-meta>
</file>